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 wake, inhabit my being, a savage scream for nicotine pervades the scene</text:p>
      <text:p text:style-name="Preformatted_20_Text">breaking my peace, once serene.</text:p>
      <text:p text:style-name="Preformatted_20_Text">Good God, my father, how could you call such things into being?</text:p>
      <text:p text:style-name="Preformatted_20_Text">Hunger, Horror, War, the beast slouching towards Babylon is at our door. </text:p>
      <text:p text:style-name="Preformatted_20_Text">Evidence against, positions without defense, <text:s/>the machinations of the Nazarene </text:p>
      <text:p text:style-name="Preformatted_20_Text">no hymns my heart sings, no truth do I sense </text:p>
      <text:p text:style-name="Preformatted_20_Text">I see nothing but cruelty with out recompense </text:p>
      <text:p text:style-name="Preformatted_20_Text">ye shall know them by their fruits </text:p>
      <text:p text:style-name="Preformatted_20_Text">no I know this tree with its roots wound and gnarled into loot </text:p>
      <text:p text:style-name="Preformatted_20_Text">bares horror and terror as a boot on the face of man</text:p>
      <text:p text:style-name="Preformatted_20_Text">surely this cannot have been your plan? <text:line-break/>Dad can't you see?<text:line-break/>Let's cut down this tree </text:p>
      <text:p text:style-name="Preformatted_20_Text">Your king of kings is no king to me<text:line-break/>I will not bow the knee</text:p>
      <text:p text:style-name="Preformatted_20_Text">I must be free<text:line-break/><text:line-break/><text:line-break/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text:line-break/><text:line-break/>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><text:soft-page-break/></text:p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><text:soft-page-break/></text:p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3</text:p>
      <text:p text:style-name="Preformatted_20_Text"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>His mind was crowded with memories; memories of the knowledge that had come to them</text:p>
      <text:p text:style-name="Preformatted_20_Text">when they closed in on the struggling pig, knowledge that they had outwitted </text:p>
      <text:p text:style-name="Preformatted_20_Text">a living thing, imposed their will upon it, taken away its life like a long satisfying drink.</text:p>
      <text:p text:style-name="Preformatted_20_Text"/>
      <text:p text:style-name="Preformatted_20_Text">Golding, William. Lord of the Flies (p. -66). Penguin Publishing Group. Kindle Edition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/>
      <text:p text:style-name="Preformatted_20_Text"/>
      <text:p text:style-name="Preformatted_20_Text">â€œThe interests of the companies making the medicine and the interests of the patients </text:p>
      <text:p text:style-name="Preformatted_20_Text">are very different,â€� says Di Franco. â€œThe company wants to do whatever is most profitable, </text:p>
      <text:p text:style-name="Preformatted_20_Text">and it is obligated to do so in many respects. And that is rarely what is best for patients.â€�</text:p>
      <text:p text:style-name="Preformatted_20_Text"/>
      <text:p text:style-name="Preformatted_20_Text">https://elemental.medium.com/biohackers-with-diabetes-are-making-their-own-insulin-edbfbea8386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113" meta:word-count="1163" meta:character-count="6582"/>
    <dc:date>2022-10-08T08:21:27.01</dc:date>
    <dc:creator>Blake Stanger</dc:creator>
    <meta:generator>OpenOffice/4.1.11$Win32 OpenOffice.org_project/4111m1$Build-9808</meta:generator>
  </office:meta>
</office:document-meta>
</file>